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3.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1.9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401cm" svg:height="3.899cm" svg:x="3.399cm" svg:y="12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401cm" svg:height="3.899cm" svg:x="3.399cm" svg:y="12.599cm">
          <text:p text:style-name="P2">a,b,c,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101cm" svg:height="3.301cm" svg:x="9.299cm" svg:y="12.398cm">
          <text:p text:style-name="P2">f(a),f(b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1.099cm" svg:x1="5.1cm" svg:y1="12.599cm" svg:x2="10.849cm" svg:y2="12.398cm" draw:start-shape="id1" draw:start-glue-point="4" draw:end-shape="id2" draw:end-glue-point="4" svg:d="M5100 12599v-1802h5749v1601" svg:viewBox="0 0 5750 1803">
          <text:p/>
        </draw:connector>
        <draw:frame draw:style-name="gr4" draw:text-style-name="P3" draw:layer="layout" svg:width="2.7cm" svg:height="1.074cm" svg:x="6.599cm" svg:y="9.899cm">
          <draw:text-box>
            <text:p text:style-name="P3"><text:span text:style-name="T1">操作</text:span><text:span text:style-name="T1">f(x)</text:span></text:p>
          </draw:text-box>
        </draw:frame>
        <draw:line draw:style-name="gr3" draw:text-style-name="P1" draw:layer="layout" svg:x1="3.199cm" svg:y1="11.399cm" svg:x2="3.899cm" svg:y2="13.199cm">
          <text:p/>
        </draw:line>
        <draw:frame draw:style-name="gr5" draw:text-style-name="P3" draw:layer="layout" svg:width="2.619cm" svg:height="1.074cm" svg:x="1.799cm" svg:y="10.598cm">
          <draw:text-box>
            <text:p text:style-name="P3"><text:span text:style-name="T1">可迭代对象</text:span></text:p>
          </draw:text-box>
        </draw:frame>
        <draw:frame draw:style-name="gr6" draw:text-style-name="P3" draw:layer="layout" svg:width="1.673cm" svg:height="1.074cm" svg:x="6.7cm" svg:y="10.899cm">
          <draw:text-box>
            <text:p><text:span text:style-name="T1">过滤</text:span><text:span text:style-name="T1">if</text:span></text:p>
          </draw:text-box>
        </draw:frame>
        <draw:frame draw:style-name="gr5" draw:text-style-name="P3" draw:layer="layout" svg:width="2.619cm" svg:height="1.074cm" svg:x="13.399cm" svg:y="10.499cm">
          <draw:text-box>
            <text:p text:style-name="P3"><text:span text:style-name="T1">可迭代对象</text:span></text:p>
          </draw:text-box>
        </draw:frame>
        <draw:line draw:style-name="gr3" draw:text-style-name="P1" draw:layer="layout" svg:x1="13.999cm" svg:y1="11.298cm" svg:x2="11.899cm" svg:y2="12.9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ze </meta:initial-creator>
    <meta:creation-date>2014-07-27T11:38:08.919405724</meta:creation-date>
    <dc:date>2014-07-27T11:57:00.912626400</dc:date>
    <dc:creator>wanze </dc:creator>
    <meta:editing-duration>PT12M26S</meta:editing-duration>
    <meta:editing-cycles>3</meta:editing-cycles>
    <meta:generator>LibreOffice/4.2.4.2$Linux_x86 LibreOffice_project/420m0$Build-2</meta:generator>
    <meta:document-statistic meta:object-count="10"/>
  </office:meta>
</office:document-meta>
</file>